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4031.2019.b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Agostina Pi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400">
            <text:p>2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yt4378rdjjxnvwks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Agostina Pieri</text:p>
          </table:table-cell>
          <table:table-cell office:value-type="float" office:value="54.558388">
            <text:p>54.5583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395.2021.b</text:p>
          </table:table-cell>
          <table:table-cell office:value-type="string"/>
          <table:table-cell office:value-type="string">
            <text:p>Bolgheri Superiore Guardione</text:p>
          </table:table-cell>
          <table:table-cell office:value-type="string">
            <text:p>Michele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k4r4b0zw20w3bs508g</text:p>
          </table:table-cell>
          <table:table-cell office:value-type="string">
            <text:p>RED</text:p>
          </table:table-cell>
          <table:table-cell office:value-type="string">
            <text:p>Guardione Bolgheri Superiore</text:p>
          </table:table-cell>
          <table:table-cell office:value-type="string">
            <text:p>Micheletti</text:p>
          </table:table-cell>
          <table:table-cell office:value-type="float" office:value="51.223022">
            <text:p>51.2230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9013.2023.b</text:p>
          </table:table-cell>
          <table:table-cell office:value-type="string"/>
          <table:table-cell office:value-type="string">
            <text:p>Vernaccia di San Gimignano Lunario</text:p>
          </table:table-cell>
          <table:table-cell office:value-type="string">
            <text:p>Tol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865">
            <text:p>865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g2aydd3xcgwzjv24q</text:p>
          </table:table-cell>
          <table:table-cell office:value-type="string">
            <text:p>WHITE</text:p>
          </table:table-cell>
          <table:table-cell office:value-type="string">
            <text:p>Lunario Vernaccia di San Gimignano</text:p>
          </table:table-cell>
          <table:table-cell office:value-type="string">
            <text:p>Tollena</text:p>
          </table:table-cell>
          <table:table-cell office:value-type="float" office:value="57.193893">
            <text:p>57.1938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3695.2019.b</text:p>
          </table:table-cell>
          <table:table-cell office:value-type="string"/>
          <table:table-cell office:value-type="string">
            <text:p>Brunello di Montalcino Piero</text:p>
          </table:table-cell>
          <table:table-cell office:value-type="string">
            <text:p>Tal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3kdn8xhtpbvng3mbs</text:p>
          </table:table-cell>
          <table:table-cell office:value-type="string">
            <text:p>RED</text:p>
          </table:table-cell>
          <table:table-cell office:value-type="string">
            <text:p>Brunello di Montalcino Piero</text:p>
          </table:table-cell>
          <table:table-cell office:value-type="string">
            <text:p>Talenti</text:p>
          </table:table-cell>
          <table:table-cell office:value-type="float" office:value="50.23682">
            <text:p>50.236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414.2022.b</text:p>
          </table:table-cell>
          <table:table-cell office:value-type="string"/>
          <table:table-cell office:value-type="string">
            <text:p>Riné Blanc</text:p>
          </table:table-cell>
          <table:table-cell office:value-type="string">
            <text:p>Simon di Brazz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880">
            <text:p>88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pm90nznnqsrj1261</text:p>
          </table:table-cell>
          <table:table-cell office:value-type="string">
            <text:p>WHITE</text:p>
          </table:table-cell>
          <table:table-cell office:value-type="string">
            <text:p>Rinè Blanc</text:p>
          </table:table-cell>
          <table:table-cell office:value-type="string">
            <text:p>Simon di Brazzan</text:p>
          </table:table-cell>
          <table:table-cell office:value-type="float" office:value="48.670895">
            <text:p>48.6708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3241.2022.b</text:p>
          </table:table-cell>
          <table:table-cell office:value-type="string"/>
          <table:table-cell office:value-type="string">
            <text:p>Rosso di Montalcino</text:p>
          </table:table-cell>
          <table:table-cell office:value-type="string">
            <text:p>San P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450">
            <text:p>14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s8fgvsbw2vjzvg9z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San Polo</text:p>
          </table:table-cell>
          <table:table-cell office:value-type="float" office:value="41.5447">
            <text:p>41.54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69606.2020.b</text:p>
          </table:table-cell>
          <table:table-cell office:value-type="string"/>
          <table:table-cell office:value-type="string">
            <text:p>Bozner Leiten</text:p>
          </table:table-cell>
          <table:table-cell office:value-type="string">
            <text:p>Putze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300">
            <text:p>3300</text:p>
          </table:table-cell>
          <table:table-cell office:value-type="float" office:value="990">
            <text:p>9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8dawq2yxn253kjxhf8</text:p>
          </table:table-cell>
          <table:table-cell office:value-type="string">
            <text:p>RED</text:p>
          </table:table-cell>
          <table:table-cell office:value-type="string">
            <text:p>Bozner Leiten</text:p>
          </table:table-cell>
          <table:table-cell office:value-type="string">
            <text:p>Putzenhof</text:p>
          </table:table-cell>
          <table:table-cell office:value-type="float" office:value="51.263817">
            <text:p>51.2638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148.2023.b</text:p>
          </table:table-cell>
          <table:table-cell office:value-type="string"/>
          <table:table-cell office:value-type="string">
            <text:p>Vermentino Solosole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350">
            <text:p>13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m02p84bz251s0b43</text:p>
          </table:table-cell>
          <table:table-cell office:value-type="string">
            <text:p>WHITE</text:p>
          </table:table-cell>
          <table:table-cell office:value-type="string">
            <text:p>Vermentino Solosole</text:p>
          </table:table-cell>
          <table:table-cell office:value-type="string">
            <text:p>Poggio Al Tesoro</text:p>
          </table:table-cell>
          <table:table-cell office:value-type="float" office:value="55.202526">
            <text:p>55.2025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0430.2020.b</text:p>
          </table:table-cell>
          <table:table-cell office:value-type="string"/>
          <table:table-cell office:value-type="string">
            <text:p>Chianti Classico Gran Selezione Casasilia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rp2hazva5brtt860</text:p>
          </table:table-cell>
          <table:table-cell office:value-type="string">
            <text:p>RED</text:p>
          </table:table-cell>
          <table:table-cell office:value-type="string">
            <text:p>Casasilia Chianti Classico Gran Selezione</text:p>
          </table:table-cell>
          <table:table-cell office:value-type="string">
            <text:p>Poggio Al Sole</text:p>
          </table:table-cell>
          <table:table-cell office:value-type="float" office:value="57.140976">
            <text:p>57.1409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2710.2019.b</text:p>
          </table:table-cell>
          <table:table-cell office:value-type="string"/>
          <table:table-cell office:value-type="string">
            <text:p>Brunello di Montalcino Cielo d'Ulisse</text:p>
          </table:table-cell>
          <table:table-cell office:value-type="string">
            <text:p>Podere Le Ri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000">
            <text:p>10000</text:p>
          </table:table-cell>
          <table:table-cell office:value-type="float" office:value="2900">
            <text:p>29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rsej2dts0wkfe6bn</text:p>
          </table:table-cell>
          <table:table-cell office:value-type="string">
            <text:p>RED</text:p>
          </table:table-cell>
          <table:table-cell office:value-type="string">
            <text:p>Cielo d'Ulisse Brunello di Montalcino</text:p>
          </table:table-cell>
          <table:table-cell office:value-type="string">
            <text:p>Podere le Ripi</text:p>
          </table:table-cell>
          <table:table-cell office:value-type="float" office:value="58.19631">
            <text:p>58.196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7861.2022.b</text:p>
          </table:table-cell>
          <table:table-cell office:value-type="string"/>
          <table:table-cell office:value-type="string">
            <text:p>Roero Arneis</text:p>
          </table:table-cell>
          <table:table-cell office:value-type="string">
            <text:p>Pallad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865">
            <text:p>86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ggwtrst20gvrddbxh</text:p>
          </table:table-cell>
          <table:table-cell office:value-type="string">
            <text:p>WHITE</text:p>
          </table:table-cell>
          <table:table-cell office:value-type="string">
            <text:p>Roero Arneis</text:p>
          </table:table-cell>
          <table:table-cell office:value-type="string">
            <text:p>Palladino</text:p>
          </table:table-cell>
          <table:table-cell office:value-type="float" office:value="44.432144">
            <text:p>44.4321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7859.2022.b</text:p>
          </table:table-cell>
          <table:table-cell office:value-type="string"/>
          <table:table-cell office:value-type="string">
            <text:p>Nebbiolo d'Alba</text:p>
          </table:table-cell>
          <table:table-cell office:value-type="string">
            <text:p>Pallad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175">
            <text:p>1175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3x11ewhd3qh0j5as5</text:p>
          </table:table-cell>
          <table:table-cell office:value-type="string">
            <text:p>RED</text:p>
          </table:table-cell>
          <table:table-cell office:value-type="string">
            <text:p>Nebbiolo d'Alba</text:p>
          </table:table-cell>
          <table:table-cell office:value-type="string">
            <text:p>Palladino</text:p>
          </table:table-cell>
          <table:table-cell office:value-type="float" office:value="43.38346">
            <text:p>43.383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7858.2020.b</text:p>
          </table:table-cell>
          <table:table-cell office:value-type="string"/>
          <table:table-cell office:value-type="string">
            <text:p>Barolo del Comune di Serralunga d'Alba</text:p>
          </table:table-cell>
          <table:table-cell office:value-type="string">
            <text:p>Pallad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395">
            <text:p>239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xgaxxcfsxzswq3qa7</text:p>
          </table:table-cell>
          <table:table-cell office:value-type="string">
            <text:p>RED</text:p>
          </table:table-cell>
          <table:table-cell office:value-type="string">
            <text:p>Barolo del Comune di Serralunga d'Alba</text:p>
          </table:table-cell>
          <table:table-cell office:value-type="string">
            <text:p>Palladino</text:p>
          </table:table-cell>
          <table:table-cell office:value-type="float" office:value="56.343567">
            <text:p>56.3435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9257.2021.b</text:p>
          </table:table-cell>
          <table:table-cell office:value-type="string"/>
          <table:table-cell office:value-type="string">
            <text:p>Barbera d'Alba Superiore Bricco delle Olive</text:p>
          </table:table-cell>
          <table:table-cell office:value-type="string">
            <text:p>Pallad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195">
            <text:p>1195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54mn23yzqbqb8karc</text:p>
          </table:table-cell>
          <table:table-cell office:value-type="string">
            <text:p>RED</text:p>
          </table:table-cell>
          <table:table-cell office:value-type="string">
            <text:p>Barbera d'Alba Superiore Bricco Delle Olive</text:p>
          </table:table-cell>
          <table:table-cell office:value-type="string">
            <text:p>Palladino</text:p>
          </table:table-cell>
          <table:table-cell office:value-type="float" office:value="53.469475">
            <text:p>53.4694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6114.2023.b</text:p>
          </table:table-cell>
          <table:table-cell office:value-type="string"/>
          <table:table-cell office:value-type="string">
            <text:p>Moscato d'Asti</text:p>
          </table:table-cell>
          <table:table-cell office:value-type="string">
            <text:p>Marco e Vittorio Adr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710">
            <text:p>71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376t2k9aavvyna6dc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Adriano Marco e Vittorio</text:p>
          </table:table-cell>
          <table:table-cell office:value-type="float" office:value="56.04519">
            <text:p>56.045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876.2023.b</text:p>
          </table:table-cell>
          <table:table-cell office:value-type="string"/>
          <table:table-cell office:value-type="string">
            <text:p>Pinot bianco Finado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800">
            <text:p>2800</text:p>
          </table:table-cell>
          <table:table-cell office:value-type="float" office:value="760">
            <text:p>76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803vyrqeh21gz4aknr</text:p>
          </table:table-cell>
          <table:table-cell office:value-type="string">
            <text:p>WHITE</text:p>
          </table:table-cell>
          <table:table-cell office:value-type="string">
            <text:p>Finado Pinot Bianco</text:p>
          </table:table-cell>
          <table:table-cell office:value-type="string">
            <text:p>Andrian</text:p>
          </table:table-cell>
          <table:table-cell office:value-type="float" office:value="40.820316">
            <text:p>40.8203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1375.2021.b</text:p>
          </table:table-cell>
          <table:table-cell office:value-type="string"/>
          <table:table-cell office:value-type="string">
            <text:p>Canta Grillo</text:p>
          </table:table-cell>
          <table:table-cell office:value-type="string">
            <text:p>La Lec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960">
            <text:p>96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peypw822x85nyaeng</text:p>
          </table:table-cell>
          <table:table-cell office:value-type="string">
            <text:p>WHITE</text:p>
          </table:table-cell>
          <table:table-cell office:value-type="string">
            <text:p>Canta Grillo</text:p>
          </table:table-cell>
          <table:table-cell office:value-type="string">
            <text:p>La Leccia</text:p>
          </table:table-cell>
          <table:table-cell office:value-type="float" office:value="44.134525">
            <text:p>44.1345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6743.2023.b</text:p>
          </table:table-cell>
          <table:table-cell office:value-type="string"/>
          <table:table-cell office:value-type="string">
            <text:p>Vermentino</text:p>
          </table:table-cell>
          <table:table-cell office:value-type="string">
            <text:p>Il Palaz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ga34j6xtskkgecyjj4</text:p>
          </table:table-cell>
          <table:table-cell office:value-type="string">
            <text:p>WHITE</text:p>
          </table:table-cell>
          <table:table-cell office:value-type="string">
            <text:p>Vermentino</text:p>
          </table:table-cell>
          <table:table-cell office:value-type="string">
            <text:p>Il Palazzo</text:p>
          </table:table-cell>
          <table:table-cell office:value-type="float" office:value="35.43809">
            <text:p>35.438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764.2022.a</text:p>
          </table:table-cell>
          <table:table-cell office:value-type="string"/>
          <table:table-cell office:value-type="string">
            <text:p>Morellino di Scansano</text:p>
          </table:table-cell>
          <table:table-cell office:value-type="string">
            <text:p>Fattoria Le Pupille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2600">
            <text:p>2600</text:p>
          </table:table-cell>
          <table:table-cell office:value-type="float" office:value="720">
            <text:p>72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7ftemzzj4cev6ghy5</text:p>
          </table:table-cell>
          <table:table-cell office:value-type="string">
            <text:p>RED</text:p>
          </table:table-cell>
          <table:table-cell office:value-type="string">
            <text:p>Morellino di Scansano</text:p>
          </table:table-cell>
          <table:table-cell office:value-type="string">
            <text:p>Fattoria le Pupille</text:p>
          </table:table-cell>
          <table:table-cell office:value-type="float" office:value="53.74749">
            <text:p>53.747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701.2019.b</text:p>
          </table:table-cell>
          <table:table-cell office:value-type="string"/>
          <table:table-cell office:value-type="string">
            <text:p>Vino Nobile di Montepulciano Riserva</text:p>
          </table:table-cell>
          <table:table-cell office:value-type="string">
            <text:p>Carpi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780">
            <text:p>178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f1pne0qgmg647nd8y</text:p>
          </table:table-cell>
          <table:table-cell office:value-type="string">
            <text:p>RED</text:p>
          </table:table-cell>
          <table:table-cell office:value-type="string">
            <text:p>Vino Nobile di Montepulciano Riserva</text:p>
          </table:table-cell>
          <table:table-cell office:value-type="string">
            <text:p>Carpineto</text:p>
          </table:table-cell>
          <table:table-cell office:value-type="float" office:value="47.48815">
            <text:p>47.488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57547.2022.b</text:p>
          </table:table-cell>
          <table:table-cell office:value-type="string"/>
          <table:table-cell office:value-type="string">
            <text:p>Rosso di Montepulciano</text:p>
          </table:table-cell>
          <table:table-cell office:value-type="string">
            <text:p>Carpi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200">
            <text:p>2200</text:p>
          </table:table-cell>
          <table:table-cell office:value-type="float" office:value="650">
            <text:p>650</text:p>
          </table:table-cell>
          <table:table-cell office:value-type="float" office:value="32">
            <text:p>3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fpfayk63vrxb97drn</text:p>
          </table:table-cell>
          <table:table-cell office:value-type="string">
            <text:p>RED</text:p>
          </table:table-cell>
          <table:table-cell office:value-type="string">
            <text:p>Rosso di Montepulciano</text:p>
          </table:table-cell>
          <table:table-cell office:value-type="string">
            <text:p>Carpineto</text:p>
          </table:table-cell>
          <table:table-cell office:value-type="float" office:value="40.422733">
            <text:p>40.4227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7273.2022.b</text:p>
          </table:table-cell>
          <table:table-cell office:value-type="string"/>
          <table:table-cell office:value-type="string">
            <text:p>Rosso di Montalcino</text:p>
          </table:table-cell>
          <table:table-cell office:value-type="string">
            <text:p>Carpi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335">
            <text:p>133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q1qgg9arrtwrhp01hm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Carpineto</text:p>
          </table:table-cell>
          <table:table-cell office:value-type="float" office:value="41.3002">
            <text:p>41.30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319.2018.b</text:p>
          </table:table-cell>
          <table:table-cell office:value-type="string"/>
          <table:table-cell office:value-type="string">
            <text:p>Vino Nobile di Montepulciano</text:p>
          </table:table-cell>
          <table:table-cell office:value-type="string">
            <text:p>Can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dvgnwcf85p8x82psk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Canneto</text:p>
          </table:table-cell>
          <table:table-cell office:value-type="float" office:value="46.60723">
            <text:p>46.607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280.2016.b</text:p>
          </table:table-cell>
          <table:table-cell office:value-type="string"/>
          <table:table-cell office:value-type="string">
            <text:p>Vino Nobile di Montepulciano Riserva</text:p>
          </table:table-cell>
          <table:table-cell office:value-type="string">
            <text:p>Can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000">
            <text:p>4000</text:p>
          </table:table-cell>
          <table:table-cell office:value-type="float" office:value="1320">
            <text:p>132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9n1r5kzsac7gd5qjq4</text:p>
          </table:table-cell>
          <table:table-cell office:value-type="string">
            <text:p>RED</text:p>
          </table:table-cell>
          <table:table-cell office:value-type="string">
            <text:p>Vino Nobile di Montepulciano Riserva</text:p>
          </table:table-cell>
          <table:table-cell office:value-type="string">
            <text:p>Canneto</text:p>
          </table:table-cell>
          <table:table-cell office:value-type="float" office:value="47.204567">
            <text:p>47.2045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318.2022.b</text:p>
          </table:table-cell>
          <table:table-cell office:value-type="string"/>
          <table:table-cell office:value-type="string">
            <text:p>Rosso di Montepulciano</text:p>
          </table:table-cell>
          <table:table-cell office:value-type="string">
            <text:p>Can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690">
            <text:p>690</text:p>
          </table:table-cell>
          <table:table-cell office:value-type="float" office:value="35">
            <text:p>3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9njc3zp8cd454jpd61</text:p>
          </table:table-cell>
          <table:table-cell office:value-type="string">
            <text:p>RED</text:p>
          </table:table-cell>
          <table:table-cell office:value-type="string">
            <text:p>Rosso di Montepulciano</text:p>
          </table:table-cell>
          <table:table-cell office:value-type="string">
            <text:p>Canneto</text:p>
          </table:table-cell>
          <table:table-cell office:value-type="float" office:value="40.139153">
            <text:p>40.1391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1281.2020.b</text:p>
          </table:table-cell>
          <table:table-cell office:value-type="string"/>
          <table:table-cell office:value-type="string">
            <text:p>Il Muffato</text:p>
          </table:table-cell>
          <table:table-cell office:value-type="string">
            <text:p>Can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1950">
            <text:p>195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9n3k8pwsmwj026f96h</text:p>
          </table:table-cell>
          <table:table-cell office:value-type="string">
            <text:p>DESSERT</text:p>
          </table:table-cell>
          <table:table-cell office:value-type="string">
            <text:p>Il Muffato</text:p>
          </table:table-cell>
          <table:table-cell office:value-type="string">
            <text:p>Canneto</text:p>
          </table:table-cell>
          <table:table-cell office:value-type="float" office:value="45.12632">
            <text:p>45.126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97515.2022.b</text:p>
          </table:table-cell>
          <table:table-cell office:value-type="string"/>
          <table:table-cell office:value-type="string">
            <text:p>Calamus</text:p>
          </table:table-cell>
          <table:table-cell office:value-type="string">
            <text:p>Can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00">
            <text:p>2800</text:p>
          </table:table-cell>
          <table:table-cell office:value-type="float" office:value="790">
            <text:p>7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9nqtn5zpjrznzt3zgr</text:p>
          </table:table-cell>
          <table:table-cell office:value-type="string">
            <text:p>WHITE</text:p>
          </table:table-cell>
          <table:table-cell office:value-type="string">
            <text:p>Calamus</text:p>
          </table:table-cell>
          <table:table-cell office:value-type="string">
            <text:p>Canneto</text:p>
          </table:table-cell>
          <table:table-cell office:value-type="float" office:value="40.155678">
            <text:p>40.1556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5327.2023.b</text:p>
          </table:table-cell>
          <table:table-cell office:value-type="string"/>
          <table:table-cell office:value-type="string">
            <text:p>Pinot noir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ykavgqfmt3gs73av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Andrian</text:p>
          </table:table-cell>
          <table:table-cell office:value-type="float" office:value="30.273737">
            <text:p>30.2737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13447.0.b</text:p>
          </table:table-cell>
          <table:table-cell office:value-type="string"/>
          <table:table-cell office:value-type="string">
            <text:p>Prosecco Extra dry</text:p>
          </table:table-cell>
          <table:table-cell office:value-type="string">
            <text:p>Torres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09">
            <text:p>509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dxc0p1jdjxywpra6n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Torresella</text:p>
          </table:table-cell>
          <table:table-cell office:value-type="float" office:value="42.317795">
            <text:p>42.3177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480.2020.b</text:p>
          </table:table-cell>
          <table:table-cell office:value-type="string"/>
          <table:table-cell office:value-type="string">
            <text:p>Vino Nobile di Montepulciano</text:p>
          </table:table-cell>
          <table:table-cell office:value-type="string">
            <text:p>Bind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350">
            <text:p>135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ey8yjqvqxfxxdzvqm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Bindella - Tenuta Vallocaia</text:p>
          </table:table-cell>
          <table:table-cell office:value-type="float" office:value="39.41588">
            <text:p>39.415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0704.2021.b</text:p>
          </table:table-cell>
          <table:table-cell office:value-type="string"/>
          <table:table-cell office:value-type="string">
            <text:p>Chardonnay Farnito</text:p>
          </table:table-cell>
          <table:table-cell office:value-type="string">
            <text:p>Carpin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955">
            <text:p>95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q1jsx6gybd6mzf8kt9</text:p>
          </table:table-cell>
          <table:table-cell office:value-type="string">
            <text:p>WHITE</text:p>
          </table:table-cell>
          <table:table-cell office:value-type="string">
            <text:p>Farnito Chardonnay Toscana</text:p>
          </table:table-cell>
          <table:table-cell office:value-type="string">
            <text:p>Carpineto</text:p>
          </table:table-cell>
          <table:table-cell office:value-type="float" office:value="37.83918">
            <text:p>37.839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35.2020.b</text:p>
          </table:table-cell>
          <table:table-cell office:value-type="string"/>
          <table:table-cell office:value-type="string">
            <text:p>Chianti Rùfina Riserva Vigneto Bucerchiale</text:p>
          </table:table-cell>
          <table:table-cell office:value-type="string">
            <text:p>Fattoria Selvapi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780">
            <text:p>178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ymenneav6e00x080</text:p>
          </table:table-cell>
          <table:table-cell office:value-type="string">
            <text:p>RED</text:p>
          </table:table-cell>
          <table:table-cell office:value-type="string">
            <text:p>Chianti Rufina Riserva Vigneto Bucerchiale</text:p>
          </table:table-cell>
          <table:table-cell office:value-type="string">
            <text:p>Selvapiana</text:p>
          </table:table-cell>
          <table:table-cell office:value-type="float" office:value="57.971592">
            <text:p>57.9715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3663.2022.b</text:p>
          </table:table-cell>
          <table:table-cell office:value-type="string"/>
          <table:table-cell office:value-type="string">
            <text:p>Chianti Rùfina</text:p>
          </table:table-cell>
          <table:table-cell office:value-type="string">
            <text:p>Fattoria Selvapi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830">
            <text:p>83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aycfywrvtjqgaqfk</text:p>
          </table:table-cell>
          <table:table-cell office:value-type="string">
            <text:p>RED</text:p>
          </table:table-cell>
          <table:table-cell office:value-type="string">
            <text:p>Chianti Rufina</text:p>
          </table:table-cell>
          <table:table-cell office:value-type="string">
            <text:p>Selvapiana</text:p>
          </table:table-cell>
          <table:table-cell office:value-type="float" office:value="46.036446">
            <text:p>46.0364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v.8937.2020.b</text:p>
          </table:table-cell>
          <table:table-cell office:value-type="string"/>
          <table:table-cell office:value-type="string">
            <text:p>Fornace</text:p>
          </table:table-cell>
          <table:table-cell office:value-type="string">
            <text:p>Fattoria Selvapi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700">
            <text:p>17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4ygvf4hn9d6pcc80</text:p>
          </table:table-cell>
          <table:table-cell office:value-type="string">
            <text:p>RED</text:p>
          </table:table-cell>
          <table:table-cell office:value-type="string">
            <text:p>Toscana Fornace</text:p>
          </table:table-cell>
          <table:table-cell office:value-type="string">
            <text:p>Selvapiana</text:p>
          </table:table-cell>
          <table:table-cell office:value-type="float" office:value="38.72507">
            <text:p>38.72507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52868.0.b</text:p>
          </table:table-cell>
          <table:table-cell office:value-type="string"/>
          <table:table-cell office:value-type="string">
            <text:p>Extra brut</text:p>
          </table:table-cell>
          <table:table-cell office:value-type="string">
            <text:p>Carlo Zad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1630">
            <text:p>163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77496.0.b</text:p>
          </table:table-cell>
          <table:table-cell office:value-type="string"/>
          <table:table-cell office:value-type="string">
            <text:p>Liberty Brut</text:p>
          </table:table-cell>
          <table:table-cell office:value-type="string">
            <text:p>Carlo Zad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1480">
            <text:p>148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91376.2021.b</text:p>
          </table:table-cell>
          <table:table-cell office:value-type="string"/>
          <table:table-cell office:value-type="string">
            <text:p>Chianti Riserva</text:p>
          </table:table-cell>
          <table:table-cell office:value-type="string">
            <text:p>La Lec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800">
            <text:p>2800</text:p>
          </table:table-cell>
          <table:table-cell office:value-type="float" office:value="819">
            <text:p>819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91374.2022.b</text:p>
          </table:table-cell>
          <table:table-cell office:value-type="string"/>
          <table:table-cell office:value-type="string">
            <text:p>Chianti Superiore</text:p>
          </table:table-cell>
          <table:table-cell office:value-type="string">
            <text:p>La Lec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200">
            <text:p>2200</text:p>
          </table:table-cell>
          <table:table-cell office:value-type="float" office:value="396">
            <text:p>396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9803.0.b</text:p>
          </table:table-cell>
          <table:table-cell office:value-type="string"/>
          <table:table-cell office:value-type="string">
            <text:p>Franciacorta Cuvée n. 7 Brut</text:p>
          </table:table-cell>
          <table:table-cell office:value-type="string">
            <text:p>Lo Sparvi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95516.2023.b</text:p>
          </table:table-cell>
          <table:table-cell office:value-type="string"/>
          <table:table-cell office:value-type="string">
            <text:p>Langhe Nascetta</text:p>
          </table:table-cell>
          <table:table-cell office:value-type="string">
            <text:p>Michele Reverdi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700">
            <text:p>270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9394.2022.b</text:p>
          </table:table-cell>
          <table:table-cell office:value-type="string"/>
          <table:table-cell office:value-type="string">
            <text:p>Dalleo</text:p>
          </table:table-cell>
          <table:table-cell office:value-type="string">
            <text:p>Michele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050">
            <text:p>105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70469.2021.b</text:p>
          </table:table-cell>
          <table:table-cell office:value-type="string"/>
          <table:table-cell office:value-type="string">
            <text:p>Orvieto Classico Superiore Vendemmia Tardiva</text:p>
          </table:table-cell>
          <table:table-cell office:value-type="string">
            <text:p>Palazz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1220">
            <text:p>12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8712.2022.b</text:p>
          </table:table-cell>
          <table:table-cell office:value-type="string"/>
          <table:table-cell office:value-type="string">
            <text:p>Chianti Classico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050">
            <text:p>10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49.2023.b</text:p>
          </table:table-cell>
          <table:table-cell office:value-type="string"/>
          <table:table-cell office:value-type="string">
            <text:p>Cassiopea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950">
            <text:p>9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150.2022.b</text:p>
          </table:table-cell>
          <table:table-cell office:value-type="string"/>
          <table:table-cell office:value-type="string">
            <text:p>Mediterra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float" office:value="63">
            <text:p>6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14577.2016.b</text:p>
          </table:table-cell>
          <table:table-cell office:value-type="string"/>
          <table:table-cell office:value-type="string">
            <text:p>Passerina</text:p>
          </table:table-cell>
          <table:table-cell office:value-type="string">
            <text:p>Santa Barb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600">
            <text:p>2600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7563.2023.b</text:p>
          </table:table-cell>
          <table:table-cell office:value-type="string"/>
          <table:table-cell office:value-type="string">
            <text:p>Verdicchio dei Castelli di Jesi Classico Stè</text:p>
          </table:table-cell>
          <table:table-cell office:value-type="string">
            <text:p>Santa Barb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00">
            <text:p>1900</text:p>
          </table:table-cell>
          <table:table-cell office:value-type="float" office:value="490">
            <text:p>49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3627.2022.b</text:p>
          </table:table-cell>
          <table:table-cell office:value-type="string"/>
          <table:table-cell office:value-type="string">
            <text:p>Blanc di Simon</text:p>
          </table:table-cell>
          <table:table-cell office:value-type="string">
            <text:p>Simon di Brazz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880">
            <text:p>88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9587.2023.b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700">
            <text:p>2700</text:p>
          </table:table-cell>
          <table:table-cell office:value-type="float" office:value="740">
            <text:p>74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9586.2023.b</text:p>
          </table:table-cell>
          <table:table-cell office:value-type="string"/>
          <table:table-cell office:value-type="string">
            <text:p>Goldmuskateller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819">
            <text:p>819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9588.2022.b</text:p>
          </table:table-cell>
          <table:table-cell office:value-type="string"/>
          <table:table-cell office:value-type="string">
            <text:p>Lagrein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860">
            <text:p>86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9584.2023.b</text:p>
          </table:table-cell>
          <table:table-cell office:value-type="string"/>
          <table:table-cell office:value-type="string">
            <text:p>Pinot grigio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700">
            <text:p>2700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9585.2023.b</text:p>
          </table:table-cell>
          <table:table-cell office:value-type="string"/>
          <table:table-cell office:value-type="string">
            <text:p>Pinot nero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919">
            <text:p>919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70131.2023.b</text:p>
          </table:table-cell>
          <table:table-cell office:value-type="string"/>
          <table:table-cell office:value-type="string">
            <text:p>Sauvignon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409">
            <text:p>409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82628.2022.b</text:p>
          </table:table-cell>
          <table:table-cell office:value-type="string"/>
          <table:table-cell office:value-type="string">
            <text:p>Pinot Nero Violis</text:p>
          </table:table-cell>
          <table:table-cell office:value-type="string">
            <text:p>Stoc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300">
            <text:p>2300</text:p>
          </table:table-cell>
          <table:table-cell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79009.2022.b</text:p>
          </table:table-cell>
          <table:table-cell office:value-type="string"/>
          <table:table-cell office:value-type="string">
            <text:p>Vernaccia di San Gimignano Tollena</text:p>
          </table:table-cell>
          <table:table-cell office:value-type="string">
            <text:p>Tol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195">
            <text:p>119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64316.2023.b</text:p>
          </table:table-cell>
          <table:table-cell office:value-type="string"/>
          <table:table-cell office:value-type="string">
            <text:p>Prosecco Rosé Millesimato Brut</text:p>
          </table:table-cell>
          <table:table-cell office:value-type="string">
            <text:p>Torres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570">
            <text:p>57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v.96740.0.b</text:p>
          </table:table-cell>
          <table:table-cell office:value-type="string"/>
          <table:table-cell office:value-type="string">
            <text:p>Quinta Nota Brut</text:p>
          </table:table-cell>
          <table:table-cell office:value-type="string">
            <text:p>Varasch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620">
            <text:p>62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